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liyetGrup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aliyetAdi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lzem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lzeme + İşçili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İşçilik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kipma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am Saat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akliye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MaliyetGrup" table:cell-range-address="MaliyetGrup.$A$1:MaliyetGrup.$B$7" table:base-cell-address="MaliyetGrup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mehmet afsin</meta:initial-creator>
    <dc:creator>mehmet afsin</dc:creator>
    <meta:creation-date>2016-11-29T12:11:55Z</meta:creation-date>
    <dc:date>2016-11-29T12:13:31Z</dc:date>
  </office:meta>
</office:document-meta>
</file>